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 = 1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string" calcext:value-type="string">
            <text:p>err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125.33" calcext:value-type="float">
            <text:p>125.33</text:p>
          </table:table-cell>
          <table:table-cell office:value-type="float" office:value="108.33" calcext:value-type="float">
            <text:p>108.33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219.34" calcext:value-type="float">
            <text:p>219.34</text:p>
          </table:table-cell>
          <table:table-cell table:number-columns-repeated="2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7" calcext:value-type="float">
            <text:p>197</text:p>
          </table:table-cell>
          <table:table-cell office:value-type="float" office:value="109.67" calcext:value-type="float">
            <text:p>109.67</text:p>
          </table:table-cell>
          <table:table-cell office:value-type="string" calcext:value-type="string">
            <text:p>err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 0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929.34" calcext:value-type="float">
            <text:p>929.34</text:p>
          </table:table-cell>
          <table:table-cell office:value-type="float" office:value="1028.67" calcext:value-type="float">
            <text:p>1028.67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1051.33" calcext:value-type="float">
            <text:p>1051.33</text:p>
          </table:table-cell>
          <table:table-cell table:number-columns-repeated="2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636.34" calcext:value-type="float">
            <text:p>636.34</text:p>
          </table:table-cell>
          <table:table-cell office:value-type="float" office:value="279.67" calcext:value-type="float">
            <text:p>279.67</text:p>
          </table:table-cell>
          <table:table-cell office:value-type="string" calcext:value-type="string">
            <text:p>err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0 0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9145.33" calcext:value-type="float">
            <text:p>9145.33</text:p>
          </table:table-cell>
          <table:table-cell office:value-type="float" office:value="7547.33" calcext:value-type="float">
            <text:p>7547.33</text:p>
          </table:table-cell>
          <table:table-cell office:value-type="float" office:value="173.66" calcext:value-type="float">
            <text:p>173.66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21938" calcext:value-type="float">
            <text:p>21938</text:p>
          </table:table-cell>
          <table:table-cell table:number-columns-repeated="2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6551" calcext:value-type="float">
            <text:p>106551</text:p>
          </table:table-cell>
          <table:table-cell office:value-type="float" office:value="27596.33" calcext:value-type="float">
            <text:p>27596.33</text:p>
          </table:table-cell>
          <table:table-cell office:value-type="string" calcext:value-type="string">
            <text:p>e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7:26:59.5241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5:57:05.363458430</meta:creation-date>
    <dc:date>2019-08-07T21:08:51.674722265</dc:date>
    <meta:editing-duration>PT4H24M59S</meta:editing-duration>
    <meta:editing-cycles>3</meta:editing-cycles>
    <meta:generator>LibreOffice/6.0.7.3$Linux_X86_64 LibreOffice_project/00m0$Build-3</meta:generator>
    <meta:document-statistic meta:table-count="1" meta:cell-count="64" meta:object-count="0"/>
  </office:meta>
</office:document-meta>
</file>